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1.998cm" svg:height="1.499cm" svg:x="1.1cm" svg:y="1cm" svg:viewBox="0 0 1999 1500" draw:points="0,1500 1999,1500 1999,0 0,0">
          <text:p/>
        </draw:polygon>
        <draw:polygon draw:style-name="gr1" draw:layer="layout" svg:width="1cm" svg:height="1.111cm" svg:x="1.349cm" svg:y="1.144cm" svg:viewBox="0 0 1001 1112" draw:points="771,1112 1001,919 229,0 0,192">
          <text:p/>
        </draw:polygon>
        <draw:line draw:style-name="gr1" draw:layer="layout" svg:x1="1.683cm" svg:y1="1.578cm" svg:x2="1.529cm" svg:y2="1.317cm">
          <text:p/>
        </draw:line>
        <draw:line draw:style-name="gr1" draw:layer="layout" svg:x1="1.76cm" svg:y1="1.514cm" svg:x2="1.529cm" svg:y2="1.317cm">
          <text:p/>
        </draw:line>
        <draw:line draw:style-name="gr1" draw:layer="layout" svg:x1="1.759cm" svg:y1="1.515cm" svg:x2="1.683cm" svg:y2="1.5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5:47.125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55:56.140000000</dc:date>
    <meta:document-statistic meta:object-count="5"/>
    <meta:template xlink:type="simple" xlink:actuate="onRequest" xlink:title="1" xlink:href="file:///C:/Documents%20and%20Settings/User/Application%20Data/LibreOffice/4/user/template/1.otg" meta:date="2015-09-29T09:55:47.046000000"/>
  </office:meta>
</office:document-meta>
</file>